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48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7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Traducciones_5f_Complicadas" style:display-name="Traducciones_Complicadas" style:family="table">
      <style:table-properties style:width="17.004cm" fo:margin-left="0cm" fo:margin-right="-0.005cm" table:align="margins" style:writing-mode="lr-tb"/>
    </style:style>
    <style:style style:name="Traducciones_5f_Complicadas.A" style:display-name="Traducciones_Complicadas.A" style:family="table-column">
      <style:table-column-properties style:column-width="1.646cm" style:rel-column-width="6342*"/>
    </style:style>
    <style:style style:name="Traducciones_5f_Complicadas.B" style:display-name="Traducciones_Complicadas.B" style:family="table-column">
      <style:table-column-properties style:column-width="4.983cm" style:rel-column-width="19205*"/>
    </style:style>
    <style:style style:name="Traducciones_5f_Complicadas.C" style:display-name="Traducciones_Complicadas.C" style:family="table-column">
      <style:table-column-properties style:column-width="10.375cm" style:rel-column-width="39988*"/>
    </style:style>
    <style:style style:name="Traducciones_5f_Complicadas.A1" style:display-name="Traducciones_Complicadas.A1" style:family="table-cell">
      <style:table-cell-properties fo:padding="0.097cm" fo:border-left="0.002cm solid #000000" fo:border-right="none" fo:border-top="0.002cm solid #000000" fo:border-bottom="0.002cm solid #000000"/>
    </style:style>
    <style:style style:name="Traducciones_5f_Complicadas.C1" style:display-name="Traducciones_Complicadas.C1" style:family="table-cell">
      <style:table-cell-properties fo:padding="0.097cm" fo:border="0.002cm solid #000000"/>
    </style:style>
    <style:style style:name="Traducciones_5f_Complicadas.A2" style:display-name="Traducciones_Complicadas.A2" style:family="table-cell">
      <style:table-cell-properties fo:padding="0.097cm" fo:border-left="0.002cm solid #000000" fo:border-right="none" fo:border-top="none" fo:border-bottom="0.002cm solid #000000"/>
    </style:style>
    <style:style style:name="Traducciones_5f_Complicadas.C2" style:display-name="Traducciones_Complicadas.C2" style:family="table-cell">
      <style:table-cell-properties fo:padding="0.097cm" fo:border-left="0.002cm solid #000000" fo:border-right="0.002cm solid #000000" fo:border-top="none" fo:border-bottom="0.002cm solid #000000"/>
    </style:style>
    <style:style style:name="P1"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2"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3"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4"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5"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6" style:family="paragraph" style:parent-style-name="Table_20_Contents">
      <style:paragraph-properties fo:text-align="justify" style:justify-single-word="false" fo:background-color="transparent" style:shadow="none">
        <style:background-image/>
      </style:paragraph-properties>
    </style:style>
    <style:style style:name="P7" style:family="paragraph" style:parent-style-name="Table_20_Contents">
      <style:paragraph-properties fo:text-align="start" style:justify-single-word="false" fo:background-color="transparent" style:shadow="none">
        <style:background-image/>
      </style:paragraph-properties>
    </style:style>
    <style:style style:name="P8" style:family="paragraph" style:parent-style-name="Table_20_Contents">
      <style:paragraph-properties fo:text-align="justify" style:justify-single-word="false"/>
    </style:style>
    <style:style style:name="P9"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0" style:family="paragraph" style:parent-style-name="WW-Encabezado_20_del_20_índice">
      <style:paragraph-properties fo:margin-top="0.423cm" fo:margin-bottom="0.212cm"/>
    </style:style>
    <style:style style:name="P11" style:family="paragraph" style:parent-style-name="Heading_20_1">
      <style:paragraph-properties fo:break-before="page"/>
    </style:style>
    <style:style style:name="P12"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5" style:family="paragraph" style:parent-style-name="Header">
      <style:paragraph-properties fo:text-align="center" style:justify-single-word="false"/>
      <style:text-properties fo:color="#333333"/>
    </style:style>
    <style:style style:name="P16"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17" style:family="paragraph" style:parent-style-name="Contents_20_2">
      <style:paragraph-properties>
        <style:tab-stops>
          <style:tab-stop style:position="16.499cm" style:type="right" style:leader-style="dotted" style:leader-text="."/>
        </style:tab-stops>
      </style:paragraph-properties>
    </style:style>
    <style:style style:name="P18" style:family="paragraph" style:parent-style-name="Footer">
      <style:text-properties fo:color="#333333"/>
    </style:style>
    <style:style style:name="P19"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
      <text:p text:style-name="P1"/>
      <text:p text:style-name="P1"/>
      <text:p text:style-name="P2"/>
      <text:p text:style-name="P2"/>
      <text:p text:style-name="P1"/>
      <text:p text:style-name="P1"/>
      <text:p text:style-name="P1"/>
      <text:p text:style-name="P1"/>
      <text:p text:style-name="P1"/>
      <text:p text:style-name="P1"/>
      <text:p text:style-name="P1"/>
      <text:p text:style-name="P1"/>
      <text:p text:style-name="P1"/>
      <text:p text:style-name="P1"><text:title>Una organización inicial de la base de datos ahorrará tiempo durante el desarrollo de aplicaciones</text:title></text:p>
      <text:p text:style-name="P4"><text:subject>Traducción de Textos</text:subject></text:p>
      <text:p text:style-name="P5">Curso 2007/2008</text:p>
      <text:p text:style-name="P3"/>
      <text:p text:style-name="P3"/>
      <text:p text:style-name="P3"/>
      <text:p text:style-name="P3"/>
      <text:p text:style-name="P3"/>
      <table:table table:name="Versiones" table:style-name="Versiones">
        <table:table-column table:style-name="Versiones.A"/>
        <table:table-column table:style-name="Versiones.B"/>
        <table:table-row>
          <table:table-cell table:style-name="Versiones.A1" office:value-type="string">
            <text:p text:style-name="P6">Versión</text:p>
          </table:table-cell>
          <table:table-cell table:style-name="Versiones.B1" office:value-type="string">
            <text:p text:style-name="P8">Cambio</text:p>
          </table:table-cell>
        </table:table-row>
        <table:table-row>
          <table:table-cell table:style-name="Versiones.A2" office:value-type="string">
            <text:p text:style-name="P6"><text:user-defined text:name="Versión">1.2</text:user-defined></text:p>
          </table:table-cell>
          <table:table-cell table:style-name="Versiones.B2" office:value-type="string">
            <text:p text:style-name="P8">Primera revisión de todo el texto hecha por mi</text:p>
          </table:table-cell>
        </table:table-row>
        <table:table-row>
          <table:table-cell table:style-name="Versiones.A3" office:value-type="string">
            <text:p text:style-name="P7">1.1</text:p>
          </table:table-cell>
          <table:table-cell table:style-name="Versiones.B2" office:value-type="string">
            <text:p text:style-name="P8">Segunda revisión de todo el texto hecha por la profesora</text:p>
          </table:table-cell>
        </table:table-row>
        <table:table-row>
          <table:table-cell table:style-name="Versiones.A2" office:value-type="string">
            <text:p text:style-name="P7">1.0</text:p>
          </table:table-cell>
          <table:table-cell table:style-name="Versiones.B2" office:value-type="string">
            <text:p text:style-name="P8">Primera revisión de todo el texto hecha por la profesora</text:p>
          </table:table-cell>
        </table:table-row>
      </table:table>
      <text:p text:style-name="P3"/>
      <text:p text:style-name="P9">Autor:</text:p>
      <text:p text:style-name="P9"><text:user-defined text:name="Autor">Rubén Paje del Pino</text:user-defined></text:p>
      <text:p text:style-name="P9"/>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text:soft-page-break/>Índice de contenido</text:p>
          </text:index-title>
          <text:p text:style-name="P13">1. Traducción del texto<text:tab/>3</text:p>
          <text:p text:style-name="P17">1.1 Primer párrafo (corregido el día 31-X-07)<text:tab/>3</text:p>
          <text:p text:style-name="P17">1.2 Segundo párrafo (corregido el día 31-X-07)<text:tab/>3</text:p>
          <text:p text:style-name="P13">2. Explicación a algunas de las traducciones más complicadas<text:tab/>3</text:p>
        </text:index-body>
      </text:table-of-content>
      <text:p text:style-name="P10"/>
      <text:section text:style-name="Sect4" text:name="Área2">
        <text:h text:style-name="P11" text:outline-level="1">1. Traducción del texto</text:h>
        <text:h text:style-name="Heading_20_2" text:outline-level="2">1.1 Primer párrafo (corregido el día 31-X-07)</text:h>
        <text:p text:style-name="P3">Unos planifican y otros realizan. La loca carrera para hacer llegar aplicaciones a los usuarios ha beneficiado enormemente a los desarrolladores, sin embargo el reto que supone integrar los datos que los recogemos de varias fuentes en un almacén de datos consistente ha hecho que muchos equipos de desarrollo se vuelvan a plantear el sentido que tiene un tipo específico de planificación - el modelado de datos - como paso previo al diseño de la base de datos.</text:p>
        <text:p text:style-name="P3"/>
        <text:h text:style-name="P12" text:outline-level="2">1.2 Segundo párrafo (corregido el día 31-X-07)</text:h>
        <text:p text:style-name="P3">Desde el principio, el modelado de datos ha sido controvertido. En los años 70, ha habido un breve intento en el desarrollo de un “modelo de datos para la empresa”, pero esta idea fue abandonada dejando grandes y costosos proyectos sin terminar. Por otro lado las herramientas CASE prometían automatizar el modelado de las aplicaciones <text:s/>Pero estos deseos no se cumplieron, y es por esto que muchos desarrolladores piensan que la administración de los datos y los grupos <text:s/>de información de recursos (que habitualmente hacían el modelado) son un obstáculo para un rápido desarrollo del modelado de datos. Algunos pensaban que aquellos grupos estaban entre los desarrolladores y los distribuidores de aplicaciones, lo que impone restricciones innecesarias en el diseño de los desarrolladores.</text:p>
        <text:p text:style-name="P3"/>
        <text:p text:style-name="P3"/>
        <text:h text:style-name="Heading_20_1" text:outline-level="1">2. Explicación a algunas de las traducciones más complicadas</text:h>
        <text:p text:style-name="Text_20_body"/>
        <table:table table:name="Traducciones_Complicadas" table:style-name="Traducciones_5f_Complicadas">
          <table:table-column table:style-name="Traducciones_5f_Complicadas.A"/>
          <table:table-column table:style-name="Traducciones_5f_Complicadas.B"/>
          <table:table-column table:style-name="Traducciones_5f_Complicadas.C"/>
          <table:table-header-rows>
            <table:table-row>
              <table:table-cell table:style-name="Traducciones_5f_Complicadas.A1" office:value-type="string">
                <text:p text:style-name="Table_20_Heading">Párrafo</text:p>
              </table:table-cell>
              <table:table-cell table:style-name="Traducciones_5f_Complicadas.A1" office:value-type="string">
                <text:p text:style-name="Table_20_Heading">Oraciones</text:p>
              </table:table-cell>
              <table:table-cell table:style-name="Traducciones_5f_Complicadas.C1" office:value-type="string">
                <text:p text:style-name="Table_20_Heading">Explicación de la traducción</text:p>
              </table:table-cell>
            </table:table-row>
          </table:table-header-rows>
          <table:table-row>
            <table:table-cell table:style-name="Traducciones_5f_Complicadas.A2" office:value-type="string">
              <text:p text:style-name="Table_20_Contents">1</text:p>
            </table:table-cell>
            <table:table-cell table:style-name="Traducciones_5f_Complicadas.A2" office:value-type="string">
              <text:p text:style-name="Table_20_Contents">has been a boon</text:p>
            </table:table-cell>
            <table:table-cell table:style-name="Traducciones_5f_Complicadas.C2" office:value-type="string">
              <text:p text:style-name="Table_20_Contents">ha beneficiado enormemente</text:p>
            </table:table-cell>
          </table:table-row>
          <table:table-row>
            <table:table-cell table:style-name="Traducciones_5f_Complicadas.A2" office:value-type="string">
              <text:p text:style-name="Table_20_Contents">1</text:p>
            </table:table-cell>
            <table:table-cell table:style-name="Traducciones_5f_Complicadas.A2" office:value-type="string">
              <text:p text:style-name="Table_20_Contents">to executores</text:p>
            </table:table-cell>
            <table:table-cell table:style-name="Traducciones_5f_Complicadas.C2" office:value-type="string">
              <text:p text:style-name="Table_20_Contents">a los realizadores</text:p>
            </table:table-cell>
          </table:table-row>
          <table:table-row>
            <table:table-cell table:style-name="Traducciones_5f_Complicadas.A2" office:value-type="string">
              <text:p text:style-name="Table_20_Contents">1</text:p>
            </table:table-cell>
            <table:table-cell table:style-name="Traducciones_5f_Complicadas.A2" office:value-type="string">
              <text:p text:style-name="Table_20_Contents">from a variety of sources</text:p>
            </table:table-cell>
            <table:table-cell table:style-name="Traducciones_5f_Complicadas.C2" office:value-type="string">
              <text:p text:style-name="Table_20_Contents">que los recogemos de varias fuentes (explicitación)</text:p>
            </table:table-cell>
          </table:table-row>
          <table:table-row>
            <table:table-cell table:style-name="Traducciones_5f_Complicadas.A2" office:value-type="string">
              <text:p text:style-name="Table_20_Contents">1</text:p>
            </table:table-cell>
            <table:table-cell table:style-name="Traducciones_5f_Complicadas.A2" office:value-type="string">
              <text:p text:style-name="Table_20_Contents">to reassess</text:p>
            </table:table-cell>
            <table:table-cell table:style-name="Traducciones_5f_Complicadas.C2" office:value-type="string">
              <text:p text:style-name="Table_20_Contents">se vuelvan a plantearse</text:p>
            </table:table-cell>
          </table:table-row>
          <table:table-row>
            <table:table-cell table:style-name="Traducciones_5f_Complicadas.A2" office:value-type="string">
              <text:p text:style-name="Table_20_Contents">1</text:p>
            </table:table-cell>
            <table:table-cell table:style-name="Traducciones_5f_Complicadas.A2" office:value-type="string">
              <text:p text:style-name="Table_20_Contents">the value of of one form </text:p>
            </table:table-cell>
            <table:table-cell table:style-name="Traducciones_5f_Complicadas.C2" office:value-type="string">
              <text:p text:style-name="Table_20_Contents">sentido que tiene un tipo específico</text:p>
            </table:table-cell>
          </table:table-row>
          <table:table-row>
            <table:table-cell table:style-name="Traducciones_5f_Complicadas.A2" office:value-type="string">
              <text:p text:style-name="Table_20_Contents">1</text:p>
            </table:table-cell>
            <table:table-cell table:style-name="Traducciones_5f_Complicadas.A2" office:value-type="string">
              <text:p text:style-name="Table_20_Contents">precursor to</text:p>
            </table:table-cell>
            <table:table-cell table:style-name="Traducciones_5f_Complicadas.C2" office:value-type="string">
              <text:p text:style-name="Table_20_Contents">paso previo al</text:p>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wale.</text:p>
            </table:table-cell>
            <table:table-cell table:style-name="Traducciones_5f_Complicadas.C2" office:value-type="string">
              <text:p text:style-name="Table_20_Contents">sin terminar. Por otro lado (para unir con la frase siguiente)</text:p>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Again, reality has failed to deliver on the promise</text:p>
            </table:table-cell>
            <table:table-cell table:style-name="Traducciones_5f_Complicadas.C2" office:value-type="string">
              <text:p text:style-name="Table_20_Contents">Pero estos deseos no se cumplieron (transposición)</text:p>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Consequently, </text:p>
            </table:table-cell>
            <table:table-cell table:style-name="Traducciones_5f_Complicadas.C2" office:value-type="string">
              <text:p text:style-name="Table_20_Contents">, y es por esto que (uniendo con la frase anterior)</text:p>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to rapid development. </text:p>
            </table:table-cell>
            <table:table-cell table:style-name="Traducciones_5f_Complicadas.C2" office:value-type="string">
              <text:p text:style-name="Table_20_Contents">un rápido desarrollo del modelado de datos; además, <text:s/>(explicitación y unión con el siguiente).</text:p>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application delivery</text:p>
            </table:table-cell>
            <table:table-cell table:style-name="Traducciones_5f_Complicadas.C2" office:value-type="string">
              <text:p text:style-name="Table_20_Contents">los distribuidores</text:p>
            </table:table-cell>
          </table:table-row>
        </table:table>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color="#333333"/>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text-properties fo:color="#333333"/>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color="#333333"/>
    </style:style>
    <style:style style:name="P2" style:family="paragraph" style:parent-style-name="Footer">
      <style:text-properties fo:color="#333333"/>
    </style:style>
    <style:style style:name="P3"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0.999cm" fo:page-height="29.699cm" style:num-format="1" style:print-orientation="portrait" fo:margin-top="2cm" fo:margin-bottom="2.004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7cm" fo:margin-left="0cm" fo:margin-right="0cm" fo:margin-bottom="0.87cm" fo:border="0.002cm solid #000000" fo:padding="0.049cm" style:shadow="none" style:dynamic-spacing="true"/>
      </style:header-style>
      <style:footer-style>
        <style:header-footer-properties svg:height="0.642cm" fo:margin-left="0cm" fo:margin-right="0cm" fo:margin-top="0.87cm" fo:border="0.002cm solid #000000" fo:padding="0.049cm" style:shadow="none"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Una organización inicial de la base de datos ahorrará tiempo durante el desarrollo de aplicaciones</text:title></text:span></text:p>
          <text:p text:style-name="P1"><text:span text:style-name="T1">Tema: </text:span><text:span text:style-name="T1"><text:subject>Traducción de Textos</text:subject></text:span></text:p>
          <text:p text:style-name="P1"><text:span text:style-name="T1">Autor: </text:span><text:span text:style-name="T1"><text:user-defined text:name="Autor">Rubén Paje del Pino</text:user-defined></text:span></text:p>
        </text:section>
      </style:header>
      <style:footer>
        <text:section text:style-name="Sect2" text:name="Área3">
          <text:p text:style-name="P2"><text:span text:style-name="T1">Número de texto: </text:span><text:span text:style-name="T1"><text:user-defined text:name="Texto">5</text:user-defined></text:span></text:p>
          <text:p text:style-name="P3">Última rev: <text:user-defined text:name="Última Revisión">18-XI-07</text:user-defined></text:p>
          <text:p text:style-name="P3">Versión: <text:user-defined text:name="Versión">1.2</text:user-defined></text:p>
          <text:p text:style-name="P2"><text:span text:style-name="T1">Página </text:span><text:span text:style-name="T1"><text:page-number style:num-format="1" text:select-page="current">3</text:page-number></text:span><text:span text:style-name="T1"> de </text:span><text:span text:style-name="T1"><text:page-count style:num-format="1">3</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Una organización inicial de la base de datos ahorrará tiempo durante el desarrollo de aplicaciones</dc:title>
    <dc:description>Preparar un bueno modelado puede ayudarnos en el desarrollo de aplicaciones</dc:description>
    <dc:subject>Traducción de Textos</dc:subject>
    <dc:date>2007-11-18T17:48:45</dc:date>
    <meta:keyword>Un tiempo al principio para organizar una base de datos puede ahorrar tiempo durante el desarrollo de aplicaciones</meta:keyword>
    <meta:keyword>Rosario Plaza</meta:keyword>
    <meta:keyword>rplaza@fi.upm.es</meta:keyword>
    <meta:editing-cycles>97</meta:editing-cycles>
    <meta:editing-duration>PT7H5M36S</meta:editing-duration>
    <meta:user-defined meta:name="Autor">Rubén Paje del Pino</meta:user-defined>
    <meta:user-defined meta:name="Versión">1.2</meta:user-defined>
    <meta:user-defined meta:name="Texto">5</meta:user-defined>
    <meta:user-defined meta:name="Última Revisión">18-XI-07</meta:user-defined>
    <meta:document-statistic meta:table-count="2" meta:image-count="0" meta:object-count="0" meta:page-count="3" meta:paragraph-count="67" meta:word-count="440" meta:character-count="2615"/>
  </office:meta>
</office:document-meta>
</file>